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4.727cm"/>
    </style:style>
    <style:style style:name="Table2.D" style:family="table-column">
      <style:table-column-properties style:column-width="1.57cm"/>
    </style:style>
    <style:style style:name="Table2.E" style:family="table-column">
      <style:table-column-properties style:column-width="4.18cm"/>
    </style:style>
    <style:style style:name="Table2.F" style:family="table-column">
      <style:table-column-properties style:column-width="2.117cm"/>
    </style:style>
    <style:style style:name="Table2.G" style:family="table-column">
      <style:table-column-properties style:column-width="1.905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9211e" style:font-name="ＭＳ Ｐ明朝" fo:font-size="9pt" fo:language="en" fo:country="US" fo:font-weight="bold" officeooo:rsid="0062d528" officeooo:paragraph-rsid="01a86419" style:font-name-asian="ＭＳ Ｐ明朝" style:font-size-asian="9pt" style:language-asian="zh" style:country-asian="TW" style:font-weight-asian="bold" style:font-size-complex="9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1a86419" style:font-name-asian="ＭＳ Ｐ明朝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ＭＳ Ｐ明朝" fo:font-size="9pt" fo:language="en" fo:country="US" officeooo:rsid="0062d528" officeooo:paragraph-rsid="0247b1b8" style:font-name-asian="ＭＳ Ｐ明朝" style:font-size-asian="9pt" style:language-asian="ja" style:country-asian="JP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ＭＳ Ｐ明朝" fo:font-size="14pt" fo:language="en" fo:country="US" fo:font-weight="bold" officeooo:rsid="0062d528" officeooo:paragraph-rsid="01a86419" style:font-name-asian="ＭＳ Ｐ明朝" style:font-size-asian="14pt" style:language-asian="zh" style:country-asian="TW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1" fo:font-size="7pt" style:font-name-asian="游ゴシック1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5e46" style:font-name-asian="ＭＳ Ｐ明朝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555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officeooo:rsid="02555e46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tyle="normal" fo:text-shadow="none" style:text-underline-style="none" fo:font-weight="normal" officeooo:rsid="02555e46" style:font-name-asian="游ゴシック1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ＭＳ Ｐ明朝" fo:font-size="9pt" fo:language="en" fo:country="US" officeooo:rsid="0062d528" style:font-name-asian="ＭＳ Ｐ明朝" style:font-size-asian="9pt" style:language-asian="zh" style:country-asian="TW" style:font-size-complex="9pt"/>
    </style:style>
    <style:style style:name="T8" style:family="text">
      <style:text-properties style:font-name="ＭＳ Ｐ明朝" fo:font-size="9pt" fo:language="en" fo:country="US" officeooo:rsid="0062d528" style:font-size-asian="9pt" style:language-asian="zh" style:country-asian="TW" style:font-size-complex="9pt"/>
    </style:style>
    <style:style style:name="T9" style:family="text">
      <style:text-properties style:font-name="ＭＳ Ｐ明朝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0" style:family="text">
      <style:text-properties style:font-name-asian="游ゴシック1"/>
    </style:style>
    <style:style style:name="T11" style:family="text">
      <style:text-properties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2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13" style:family="text">
      <style:text-properties fo:font-size="10.25pt" style:font-size-asian="9pt" style:font-size-complex="10.25pt"/>
    </style:style>
    <style:style style:name="T14" style:family="text">
      <style:text-properties fo:font-size="10.25pt" style:font-name-asian="游ゴシック1" style:font-size-asian="9pt" style:font-size-complex="10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artnerAddress" text:name="py3o.l.picking_id.report_address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Quantity" text:name="py3o.l.move_id.product_uom_qty"/>
        <text:user-field-decl office:value-type="string" office:string-value="Unit" text:name="py3o.l.move_id.product_uom.name"/>
        <text:user-field-decl office:value-type="string" office:string-value="DeliveryDate" text:name="py3o.l.picking_id.delivery_due_date"/>
        <text:user-field-decl office:value-type="string" office:string-value="Quantity" text:name="py3o.l.quantity"/>
        <text:user-field-decl office:value-type="string" office:string-value="PartnerRef" text:name="py3o.l.partner_id.ref"/>
      </text:user-field-decls>
      <text:p text:style-name="P12"><text:a xlink:type="simple" xlink:href="py3o://for=%22o%20in%20objects%22" text:style-name="Internet_20_link" text:visited-style-name="Visited_20_Internet_20_Link">for="o in objects"</text:a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user-field-get text:name="py3o.o.partner_id.name">Customer</text:user-field-get>　御中</text:p>
          </table:table-cell>
          <table:table-cell table:style-name="Table1.A1" office:value-type="string">
            <text:p text:style-name="P9"><text:user-field-get text:name="py3o.o.report_date">Report Date</text:user-field-get></text:p>
          </table:table-cell>
        </table:table-row>
      </table:table>
      <text:p text:style-name="P6"/>
      <text:p text:style-name="P7">配送依頼書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得意先コード</text:p>
          </table:table-cell>
          <table:table-cell table:style-name="Table2.A1" office:value-type="string">
            <text:p text:style-name="P13">配送先</text:p>
          </table:table-cell>
          <table:table-cell table:style-name="Table2.A1" office:value-type="string">
            <text:p text:style-name="P15">〒</text:p>
          </table:table-cell>
          <table:table-cell table:style-name="Table2.A1" office:value-type="string">
            <text:p text:style-name="P15">住所</text:p>
          </table:table-cell>
          <table:table-cell table:style-name="Table2.A1" office:value-type="string">
            <text:p text:style-name="P15">TEL</text:p>
          </table:table-cell>
          <table:table-cell table:style-name="Table2.A1" office:value-type="string">
            <text:p text:style-name="P15">商品コード</text:p>
          </table:table-cell>
          <table:table-cell table:style-name="Table2.A1" office:value-type="string">
            <text:p text:style-name="P15">商品名</text:p>
          </table:table-cell>
          <table:table-cell table:style-name="Table2.A1" office:value-type="string">
            <text:p text:style-name="P15">数量</text:p>
          </table:table-cell>
          <table:table-cell table:style-name="Table2.A1" office:value-type="string">
            <text:p text:style-name="P15">単位</text:p>
          </table:table-cell>
          <table:table-cell table:style-name="Table2.A1" office:value-type="string">
            <text:p text:style-name="P15">納品日</text:p>
          </table:table-cell>
          <table:table-cell table:style-name="Table2.L1" office:value-type="string">
            <text:p text:style-name="P15">備考</text:p>
          </table:table-cell>
        </table:table-row>
        <table:table-row>
          <table:table-cell table:style-name="Table2.A2" office:value-type="string">
            <text:p text:style-name="P11"><text:a xlink:type="simple" xlink:href="py3o://for=%22l%20in%20o.line_ids%22" text:style-name="Internet_20_link" text:visited-style-name="Visited_20_Internet_20_Link"><text:span text:style-name="T6">for="l in o.line_ids"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7"><text:user-field-get text:name="py3o.l.partner_id.ref">PartnerRef</text:user-field-get></text:p>
          </table:table-cell>
          <table:table-cell table:style-name="Table2.A2" office:value-type="string">
            <text:p text:style-name="P17"><text:user-field-get text:name="py3o.l.partner_id.display_name">PartnerDisplayName</text:user-field-get></text:p>
          </table:table-cell>
          <table:table-cell table:style-name="Table2.A2" office:value-type="string">
            <text:p text:style-name="P17"><text:user-field-get text:name="py3o.l.partner_id.zip">ZIP</text:user-field-get></text:p>
          </table:table-cell>
          <table:table-cell table:style-name="Table2.A2" office:value-type="string">
            <text:p text:style-name="P17"><text:user-field-get text:name="py3o.l.picking_id.report_address">PartnerAddress</text:user-field-get></text:p>
          </table:table-cell>
          <table:table-cell table:style-name="Table2.A2" office:value-type="string">
            <text:p text:style-name="P17"><text:user-field-get text:name="py3o.l.partner_id.phone">Phone</text:user-field-get></text:p>
          </table:table-cell>
          <table:table-cell table:style-name="Table2.A2" office:value-type="string">
            <text:p text:style-name="P17"><text:user-field-get text:name="py3o.l.move_id.product_id.default_code">ProductCode</text:user-field-get></text:p>
          </table:table-cell>
          <table:table-cell table:style-name="Table2.A2" office:value-type="string">
            <text:p text:style-name="P17"><text:user-field-get text:name="py3o.l.move_id.product_id.name">ProductName</text:user-field-get></text:p>
          </table:table-cell>
          <table:table-cell table:style-name="Table2.A2" office:value-type="string">
            <text:p text:style-name="P18"><text:user-field-get text:name="py3o.l.quantity">Quantity</text:user-field-get></text:p>
          </table:table-cell>
          <table:table-cell table:style-name="Table2.A2" office:value-type="string">
            <text:p text:style-name="P17"><text:user-field-get text:name="py3o.l.move_id.product_uom.name">Unit</text:user-field-get></text:p>
          </table:table-cell>
          <table:table-cell table:style-name="Table2.A2" office:value-type="string">
            <text:p text:style-name="P17"><text:user-field-get text:name="py3o.l.picking_id.delivery_due_date">DeliveryDate</text:user-field-get></text:p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1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</table:table>
      <text:p text:style-name="P5"/>
      <text:p text:style-name="P2"/>
      <text:p text:style-name="P4"><text:tab/>※貴社保管在庫より、出庫の上、配送をお願い申し上げます。</text:p>
      <text:p text:style-name="P2"/>
      <text:p text:style-name="P3"><text:user-field-get text:name="py3o.o.company_id.name">Company Name</text:user-field-get></text:p>
      <text:p text:style-name="P3"/>
      <text:p text:style-name="P3"><text:user-field-get text:name="py3o.o.user_id.name">User 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0pt" fo:font-style="normal" fo:text-shadow="none" style:text-underline-style="none" fo:font-weight="normal" style:font-name-asian="ＭＳ Ｐ明朝" style:font-family-asian="'ＭＳ Ｐ明朝'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0T17:51:31.106000000</dc:date>
    <meta:editing-duration>P3DT7H37M44S</meta:editing-duration>
    <meta:editing-cycles>552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2" meta:word-count="91" meta:character-count="253" meta:non-whitespace-character-count="244"/>
  </office:meta>
</office:document-meta>
</file>